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officeooo:paragraph-rsid="0009e1fe"/>
    </style:style>
    <style:style style:name="P4" style:family="paragraph" style:parent-style-name="Standard">
      <style:paragraph-properties fo:line-height="150%"/>
      <style:text-properties officeooo:rsid="0009e1fe" officeooo:paragraph-rsid="0009e1fe"/>
    </style:style>
    <style:style style:name="P5" style:family="paragraph" style:parent-style-name="Text_20_body">
      <style:text-properties officeooo:paragraph-rsid="0009e1fe"/>
    </style:style>
    <style:style style:name="P6" style:family="paragraph" style:parent-style-name="Standard" style:master-page-name="Standard">
      <style:paragraph-properties style:page-number="auto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50%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3pt" fo:font-weight="normal" officeooo:rsid="0009e1fe" style:font-size-asian="13pt" style:font-weight-asian="normal" style:font-size-complex="13pt" style:font-weight-complex="normal"/>
    </style:style>
    <style:style style:name="T3" style:family="text">
      <style:text-properties fo:font-size="13pt" fo:font-weight="normal" officeooo:rsid="000cea29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0ddc4b" style:font-size-asian="13pt" style:font-weight-asian="normal" style:font-size-complex="13pt" style:font-weight-complex="normal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0cea29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0ddc4b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style:font-name="Roboto" fo:font-size="12pt" fo:letter-spacing="normal" fo:font-style="normal" fo:font-weight="normal" style:font-size-asian="13pt" style:font-weight-asian="bold" style:font-size-complex="13pt" style:font-weight-complex="bold"/>
    </style:style>
    <style:style style:name="T9" style:family="text">
      <style:text-properties fo:font-variant="normal" fo:text-transform="none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style:font-name="Liberation Serif" fo:font-size="13pt" fo:letter-spacing="normal" fo:font-style="normal" fo:font-weight="normal" officeooo:rsid="0009e1fe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style:font-name="Liberation Serif" fo:font-size="13pt" fo:letter-spacing="normal" fo:font-style="normal" fo:font-weight="normal" officeooo:rsid="000cea29" style:font-size-asian="13pt" style:font-weight-asian="normal" style:font-size-complex="13pt" style:font-weight-complex="normal"/>
    </style:style>
    <style:style style:name="T12" style:family="text">
      <style:text-properties fo:font-variant="normal" fo:text-transform="none" style:font-name="Liberation Serif" fo:font-size="13pt" fo:letter-spacing="normal" fo:font-style="normal" fo:font-weight="normal" style:font-size-asian="13pt" style:font-size-complex="13pt"/>
    </style:style>
    <style:style style:name="T13" style:family="text">
      <style:text-properties fo:font-variant="normal" fo:text-transform="none" style:font-name="Liberation Serif" fo:font-size="13pt" fo:letter-spacing="normal" fo:font-style="normal" fo:font-weight="normal" officeooo:rsid="0009e1fe" style:font-size-asian="13pt" style:font-size-complex="13pt"/>
    </style:style>
    <style:style style:name="T14" style:family="text">
      <style:text-properties fo:font-variant="normal" fo:text-transform="none" style:font-name="Liberation Serif" fo:font-size="13pt" fo:letter-spacing="normal" fo:font-style="normal" fo:font-weight="normal" officeooo:rsid="000cea29" style:font-size-asian="13pt" style:font-size-complex="13pt"/>
    </style:style>
    <style:style style:name="T15" style:family="text">
      <style:text-properties fo:font-variant="normal" fo:text-transform="none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style:font-name="Liberation Serif" fo:font-size="13pt" fo:letter-spacing="normal" fo:font-style="normal" fo:font-weight="bold" officeooo:rsid="0009e1fe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style:font-name="Liberation Serif" fo:font-size="13pt" fo:letter-spacing="normal" fo:font-style="normal" fo:font-weight="bold" officeooo:rsid="000cea29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lient Server Implementation using java socket : </text:p>
      <text:p text:style-name="P1"/>
      <text:p text:style-name="P7"/>
      <text:p text:style-name="P2"><text:span text:style-name="T3">1</text:span><text:span text:style-name="T1">. create </text:span><text:span text:style-name="T5">Client.java</text:span><text:span text:style-name="T1"> .</text:span></text:p>
      <text:p text:style-name="P2"><text:span text:style-name="T3">2</text:span><text:span text:style-name="T1">. create </text:span><text:span text:style-name="T5">Server.java</text:span><text:span text:style-name="T1"> .</text:span></text:p>
      <text:p text:style-name="P4"><text:span text:style-name="T3">3</text:span><text:span text:style-name="T1">. compile both files using </text:span><text:span text:style-name="T5">javac *.java </text:span><text:span text:style-name="T3">, </text:span><text:span text:style-name="T4">it will generate </text:span><text:span text:style-name="T7">.class</text:span><text:span text:style-name="T4"> files</text:span></text:p>
      <text:p text:style-name="P3"><text:span text:style-name="T3">4</text:span><text:span text:style-name="T1">. </text:span><text:span text:style-name="T9">Open two </text:span><text:span text:style-name="T10">terminal windows </text:span><text:span text:style-name="T9">one for Server and another for Client.</text:span></text:p>
      <text:p text:style-name="P4"><text:span text:style-name="T11">5</text:span><text:span text:style-name="T9">.Run the server first in one terminal window using </text:span><text:span text:style-name="T15">java Server</text:span></text:p>
      <text:p text:style-name="P3"><text:span text:style-name="T10"><text:s text:c="2"/>it will show - </text:span><text:span text:style-name="T16"><text:s/></text:span><text:span text:style-name="T8">Server started</text:span><text:span text:style-name="T15"><text:line-break/><text:tab/><text:tab/> <text:s text:c="3"/></text:span><text:span text:style-name="T8">Waiting for a client …</text:span></text:p>
      <text:p text:style-name="P4"><text:span text:style-name="T11">6</text:span><text:span text:style-name="T15">.</text:span><text:span text:style-name="T9">Run the client in another windows using </text:span><text:span text:style-name="T15">java Client</text:span></text:p>
      <text:p text:style-name="P5"><text:span text:style-name="T14">7</text:span><text:span text:style-name="T13">.</text:span><text:span text:style-name="T12">Then you can start typing messages in the Client window, Which the Server simultaneously receives and shows</text:span></text:p>
      <text:p text:style-name="P5"><text:line-break/><text:span text:style-name="T12">Notice that sending “Over” closes the connection between the Client and the Server just like said bef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2:31:29</meta:creation-date>
    <dc:language>en-IN</dc:language>
    <dc:date>2019-01-16T19:16:12.218739838</dc:date>
    <meta:editing-cycles>6</meta:editing-cycles>
    <meta:editing-duration>PT14M53S</meta:editing-duration>
    <meta:generator>LibreOffice/6.0.7.3$Linux_X86_64 LibreOffice_project/00m0$Build-3</meta:generator>
    <meta:document-statistic meta:table-count="0" meta:image-count="0" meta:object-count="0" meta:page-count="1" meta:paragraph-count="10" meta:word-count="105" meta:character-count="626" meta:non-whitespace-character-count="520"/>
  </office:meta>
</office:document-meta>
</file>